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Inter" svg:font-family="Inter, ui-sans-serif, system-ui, apple-system, BlinkMacSystemFont, 'segoe ui', Roboto, 'helvetica neue', Arial, 'noto sans', sans-serif, 'apple color emoji', 'segoe ui emoji', 'segoe ui symbol', 'noto color emoji'"/>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text-properties fo:font-size="15pt" fo:font-weight="bold" officeooo:rsid="00029a41" officeooo:paragraph-rsid="00029a41" style:font-size-asian="15pt" style:font-weight-asian="bold" style:font-size-complex="15pt" style:font-weight-complex="bold"/>
    </style:style>
    <style:style style:name="P3" style:family="paragraph" style:parent-style-name="Standard">
      <style:paragraph-properties fo:margin-top="0in" fo:margin-bottom="0in" loext:contextual-spacing="false"/>
      <style:text-properties officeooo:paragraph-rsid="00029a41"/>
    </style:style>
    <style:style style:name="P4" style:family="paragraph" style:parent-style-name="Standard">
      <style:paragraph-properties fo:margin-top="0in" fo:margin-bottom="0in" loext:contextual-spacing="false"/>
      <style:text-properties officeooo:rsid="00029a41" officeooo:paragraph-rsid="00029a41"/>
    </style:style>
    <style:style style:name="P5" style:family="paragraph" style:parent-style-name="Standard">
      <style:paragraph-properties fo:margin-top="0in" fo:margin-bottom="0in" loext:contextual-spacing="false"/>
      <style:text-properties officeooo:rsid="0002bf68" officeooo:paragraph-rsid="0002bf68"/>
    </style:style>
    <style:style style:name="P6" style:family="paragraph" style:parent-style-name="Standard">
      <style:paragraph-properties fo:margin-top="0in" fo:margin-bottom="0in" loext:contextual-spacing="false"/>
      <style:text-properties officeooo:rsid="0005e9da" officeooo:paragraph-rsid="0005e9da"/>
    </style:style>
    <style:style style:name="P7" style:family="paragraph" style:parent-style-name="Standard">
      <style:paragraph-properties fo:margin-top="0in" fo:margin-bottom="0in" loext:contextual-spacing="false"/>
      <style:text-properties officeooo:rsid="0005e9da" officeooo:paragraph-rsid="0007c8f7"/>
    </style:style>
    <style:style style:name="P8" style:family="paragraph" style:parent-style-name="Standard">
      <style:paragraph-properties fo:margin-top="0in" fo:margin-bottom="0in" loext:contextual-spacing="false"/>
      <style:text-properties officeooo:rsid="0005e9da" officeooo:paragraph-rsid="0010dc7f"/>
    </style:style>
    <style:style style:name="P9" style:family="paragraph" style:parent-style-name="Standard">
      <style:paragraph-properties fo:margin-top="0in" fo:margin-bottom="0in" loext:contextual-spacing="false"/>
      <style:text-properties officeooo:rsid="0005e9da" officeooo:paragraph-rsid="000db0b9"/>
    </style:style>
    <style:style style:name="P10" style:family="paragraph" style:parent-style-name="Standard">
      <style:paragraph-properties fo:margin-top="0in" fo:margin-bottom="0in" loext:contextual-spacing="false"/>
      <style:text-properties officeooo:rsid="0010dc7f" officeooo:paragraph-rsid="0010dc7f"/>
    </style:style>
    <style:style style:name="P11" style:family="paragraph" style:parent-style-name="Standard">
      <style:paragraph-properties fo:margin-top="0in" fo:margin-bottom="0in" loext:contextual-spacing="false"/>
      <style:text-properties officeooo:rsid="0015be54" officeooo:paragraph-rsid="0015be54"/>
    </style:style>
    <style:style style:name="P12" style:family="paragraph" style:parent-style-name="Standard">
      <style:paragraph-properties fo:margin-top="0in" fo:margin-bottom="0in" loext:contextual-spacing="false"/>
      <style:text-properties fo:font-weight="bold" officeooo:rsid="002e3114" officeooo:paragraph-rsid="002e3114" style:font-weight-asian="bold" style:font-weight-complex="bold"/>
    </style:style>
    <style:style style:name="P13" style:family="paragraph" style:parent-style-name="Standard">
      <style:paragraph-properties fo:margin-top="0in" fo:margin-bottom="0in" loext:contextual-spacing="false"/>
      <style:text-properties officeooo:rsid="001f5016" officeooo:paragraph-rsid="001f5016"/>
    </style:style>
    <style:style style:name="P14" style:family="paragraph" style:parent-style-name="Standard">
      <style:paragraph-properties fo:margin-top="0in" fo:margin-bottom="0in" loext:contextual-spacing="false"/>
      <style:text-properties officeooo:rsid="0021be97" officeooo:paragraph-rsid="0021be97"/>
    </style:style>
    <style:style style:name="P15" style:family="paragraph" style:parent-style-name="Standard">
      <style:paragraph-properties fo:margin-top="0in" fo:margin-bottom="0in" loext:contextual-spacing="false"/>
      <style:text-properties officeooo:rsid="002945f3" officeooo:paragraph-rsid="002945f3"/>
    </style:style>
    <style:style style:name="P16" style:family="paragraph" style:parent-style-name="Standard">
      <style:paragraph-properties fo:margin-top="0in" fo:margin-bottom="0in" loext:contextual-spacing="false"/>
      <style:text-properties officeooo:rsid="002e3114" officeooo:paragraph-rsid="002e3114"/>
    </style:style>
    <style:style style:name="P17" style:family="paragraph" style:parent-style-name="Standard">
      <style:paragraph-properties fo:margin-top="0in" fo:margin-bottom="0in" loext:contextual-spacing="false"/>
      <style:text-properties officeooo:paragraph-rsid="002e3114"/>
    </style:style>
    <style:style style:name="P18" style:family="paragraph" style:parent-style-name="Standard">
      <style:paragraph-properties fo:margin-top="0in" fo:margin-bottom="0in" loext:contextual-spacing="false"/>
      <style:text-properties officeooo:rsid="00543bfd" officeooo:paragraph-rsid="00568feb"/>
    </style:style>
    <style:style style:name="P19" style:family="paragraph" style:parent-style-name="Standard">
      <style:paragraph-properties fo:margin-top="0in" fo:margin-bottom="0in" loext:contextual-spacing="false"/>
      <style:text-properties officeooo:paragraph-rsid="00568feb"/>
    </style:style>
    <style:style style:name="P20" style:family="paragraph" style:parent-style-name="Standard">
      <style:paragraph-properties fo:margin-top="0in" fo:margin-bottom="0in" loext:contextual-spacing="false"/>
      <style:text-properties officeooo:rsid="005b7dd7" officeooo:paragraph-rsid="005b7dd7"/>
    </style:style>
    <style:style style:name="P21" style:family="paragraph" style:parent-style-name="Standard">
      <style:paragraph-properties fo:margin-top="0in" fo:margin-bottom="0in" loext:contextual-spacing="false"/>
      <style:text-properties officeooo:rsid="005eeaf3" officeooo:paragraph-rsid="005eeaf3"/>
    </style:style>
    <style:style style:name="P22" style:family="paragraph" style:parent-style-name="Standard">
      <style:paragraph-properties fo:margin-top="0in" fo:margin-bottom="0in" loext:contextual-spacing="false"/>
      <style:text-properties officeooo:rsid="0060f0a9" officeooo:paragraph-rsid="0060f0a9"/>
    </style:style>
    <style:style style:name="P23" style:family="paragraph" style:parent-style-name="Standard">
      <style:paragraph-properties fo:margin-top="0in" fo:margin-bottom="0in" loext:contextual-spacing="false"/>
      <style:text-properties fo:font-weight="normal" officeooo:rsid="0063a6bf" officeooo:paragraph-rsid="0063a6bf" style:font-weight-asian="normal" style:font-weight-complex="normal"/>
    </style:style>
    <style:style style:name="P24" style:family="paragraph" style:parent-style-name="Standard">
      <style:paragraph-properties fo:margin-top="0in" fo:margin-bottom="0in" loext:contextual-spacing="false"/>
      <style:text-properties fo:font-weight="normal" officeooo:rsid="0071ca4e" officeooo:paragraph-rsid="0071ca4e" style:font-weight-asian="normal" style:font-weight-complex="normal"/>
    </style:style>
    <style:style style:name="P25" style:family="paragraph" style:parent-style-name="Standard">
      <style:paragraph-properties fo:margin-top="0in" fo:margin-bottom="0in" loext:contextual-spacing="false"/>
      <style:text-properties fo:font-weight="normal" officeooo:rsid="00785f36" officeooo:paragraph-rsid="00785f36" style:font-weight-asian="normal" style:font-weight-complex="normal"/>
    </style:style>
    <style:style style:name="P26" style:family="paragraph" style:parent-style-name="Standard">
      <style:paragraph-properties fo:margin-top="0in" fo:margin-bottom="0in" loext:contextual-spacing="false"/>
      <style:text-properties fo:font-weight="normal" officeooo:rsid="007a3bb6" officeooo:paragraph-rsid="007a3bb6" style:font-weight-asian="normal" style:font-weight-complex="normal"/>
    </style:style>
    <style:style style:name="P27" style:family="paragraph" style:parent-style-name="Standard">
      <style:paragraph-properties fo:margin-top="0in" fo:margin-bottom="0in" loext:contextual-spacing="false"/>
      <style:text-properties officeooo:rsid="0086fa5c" officeooo:paragraph-rsid="0086fa5c"/>
    </style:style>
    <style:style style:name="P28" style:family="paragraph" style:parent-style-name="Standard">
      <style:paragraph-properties fo:margin-top="0in" fo:margin-bottom="0in" loext:contextual-spacing="false"/>
      <style:text-properties officeooo:rsid="009602cb" officeooo:paragraph-rsid="009602cb"/>
    </style:style>
    <style:style style:name="P29" style:family="paragraph" style:parent-style-name="Standard">
      <style:paragraph-properties fo:margin-top="0in" fo:margin-bottom="0in" loext:contextual-spacing="false"/>
      <style:text-properties officeooo:paragraph-rsid="009602cb"/>
    </style:style>
    <style:style style:name="P30" style:family="paragraph" style:parent-style-name="Standard">
      <style:paragraph-properties fo:margin-top="0in" fo:margin-bottom="0in" loext:contextual-spacing="false"/>
      <style:text-properties style:font-name="Liberation Serif" officeooo:rsid="009602cb" officeooo:paragraph-rsid="009602cb"/>
    </style:style>
    <style:style style:name="P31" style:family="paragraph" style:parent-style-name="Standard">
      <style:paragraph-properties fo:margin-top="0in" fo:margin-bottom="0in" loext:contextual-spacing="false"/>
      <style:text-properties fo:color="#000000" style:font-name="Liberation Serif" officeooo:rsid="00ba49d8" officeooo:paragraph-rsid="00ba49d8"/>
    </style:style>
    <style:style style:name="P32" style:family="paragraph" style:parent-style-name="Standard">
      <style:paragraph-properties fo:margin-top="0in" fo:margin-bottom="0in" loext:contextual-spacing="false"/>
      <style:text-properties fo:color="#000000" style:font-name="Liberation Serif" officeooo:rsid="00bcc258" officeooo:paragraph-rsid="00bcc258"/>
    </style:style>
    <style:style style:name="P33" style:family="paragraph" style:parent-style-name="Standard">
      <style:paragraph-properties fo:margin-top="0in" fo:margin-bottom="0in" loext:contextual-spacing="false"/>
      <style:text-properties fo:color="#000000" style:font-name="Liberation Serif" fo:font-weight="bold" officeooo:rsid="00bcc258" officeooo:paragraph-rsid="00bcc258" style:font-weight-asian="bold" style:font-weight-complex="bold"/>
    </style:style>
    <style:style style:name="P34" style:family="paragraph" style:parent-style-name="Standard">
      <style:paragraph-properties fo:margin-top="0in" fo:margin-bottom="0in" loext:contextual-spacing="false"/>
      <style:text-properties fo:color="#000000" style:font-name="Liberation Serif" fo:font-weight="normal" officeooo:rsid="00bcc258" officeooo:paragraph-rsid="00bcc258" style:font-weight-asian="normal" style:font-weight-complex="normal"/>
    </style:style>
    <style:style style:name="P35" style:family="paragraph" style:parent-style-name="Standard">
      <style:paragraph-properties fo:margin-top="0in" fo:margin-bottom="0in" loext:contextual-spacing="false"/>
      <style:text-properties fo:color="#000000" style:font-name="Liberation Serif" fo:font-weight="normal" officeooo:rsid="00d45960" officeooo:paragraph-rsid="00d45960" style:font-weight-asian="normal" style:font-weight-complex="normal"/>
    </style:style>
    <style:style style:name="P36" style:family="paragraph" style:parent-style-name="Standard">
      <style:paragraph-properties fo:margin-top="0in" fo:margin-bottom="0in" loext:contextual-spacing="false"/>
      <style:text-properties fo:color="#000000" style:font-name="Liberation Serif" fo:font-weight="normal" officeooo:rsid="00d5fc1c" officeooo:paragraph-rsid="00d5fc1c" style:font-weight-asian="normal" style:font-weight-complex="normal"/>
    </style:style>
    <style:style style:name="P37" style:family="paragraph" style:parent-style-name="Standard">
      <style:paragraph-properties fo:margin-top="0in" fo:margin-bottom="0in" loext:contextual-spacing="false"/>
      <style:text-properties fo:color="#000000" style:font-name="Liberation Serif" fo:font-weight="normal" officeooo:rsid="00d7d379" officeooo:paragraph-rsid="00d7d379" style:font-weight-asian="normal" style:font-weight-complex="normal"/>
    </style:style>
    <style:style style:name="P38" style:family="paragraph" style:parent-style-name="Standard">
      <style:paragraph-properties fo:margin-top="0in" fo:margin-bottom="0in" loext:contextual-spacing="false"/>
      <style:text-properties fo:color="#000000" style:font-name="Liberation Serif" fo:font-weight="normal" officeooo:rsid="00de9ba3" officeooo:paragraph-rsid="00e0e55e" style:font-weight-asian="normal" style:font-weight-complex="normal"/>
    </style:style>
    <style:style style:name="P39" style:family="paragraph" style:parent-style-name="Standard">
      <style:paragraph-properties fo:margin-top="0in" fo:margin-bottom="0in" loext:contextual-spacing="false"/>
      <style:text-properties fo:color="#000000" style:font-name="Liberation Serif" fo:font-weight="normal" officeooo:rsid="00de9ba3" officeooo:paragraph-rsid="00ee9c8d" style:font-weight-asian="normal" style:font-weight-complex="normal"/>
    </style:style>
    <style:style style:name="P40" style:family="paragraph" style:parent-style-name="Standard">
      <style:paragraph-properties fo:margin-top="0in" fo:margin-bottom="0in" loext:contextual-spacing="false"/>
      <style:text-properties fo:color="#000000" style:font-name="Liberation Serif" fo:font-weight="normal" officeooo:rsid="00e2e35f" officeooo:paragraph-rsid="00e2e35f" style:font-weight-asian="normal" style:font-weight-complex="normal"/>
    </style:style>
    <style:style style:name="P41" style:family="paragraph" style:parent-style-name="Standard">
      <style:paragraph-properties fo:margin-top="0in" fo:margin-bottom="0in" loext:contextual-spacing="false"/>
      <style:text-properties fo:color="#000000" style:font-name="Liberation Serif" fo:font-weight="normal" officeooo:rsid="00e44bd2" officeooo:paragraph-rsid="00e44bd2" style:font-weight-asian="normal" style:font-weight-complex="normal"/>
    </style:style>
    <style:style style:name="P42" style:family="paragraph" style:parent-style-name="Standard">
      <style:paragraph-properties fo:margin-top="0in" fo:margin-bottom="0in" loext:contextual-spacing="false"/>
      <style:text-properties fo:color="#000000" style:font-name="Liberation Serif" fo:font-weight="normal" officeooo:rsid="00ee9c8d" officeooo:paragraph-rsid="00ee9c8d" style:font-weight-asian="normal" style:font-weight-complex="normal"/>
    </style:style>
    <style:style style:name="P43" style:family="paragraph" style:parent-style-name="Standard">
      <style:paragraph-properties fo:margin-top="0in" fo:margin-bottom="0in" loext:contextual-spacing="false"/>
      <style:text-properties fo:color="#000000" style:font-name="Liberation Serif" fo:font-weight="normal" officeooo:rsid="00f6012d" officeooo:paragraph-rsid="00f6012d" style:font-weight-asian="normal" style:font-weight-complex="normal"/>
    </style:style>
    <style:style style:name="P44" style:family="paragraph" style:parent-style-name="Standard">
      <style:paragraph-properties fo:margin-top="0in" fo:margin-bottom="0in" loext:contextual-spacing="false"/>
      <style:text-properties fo:color="#000000" style:font-name="Liberation Serif" fo:font-weight="normal" officeooo:rsid="01227ab1" officeooo:paragraph-rsid="01227ab1" style:font-weight-asian="normal" style:font-weight-complex="normal"/>
    </style:style>
    <style:style style:name="P45" style:family="paragraph" style:parent-style-name="Standard">
      <style:paragraph-properties fo:margin-top="0in" fo:margin-bottom="0in" loext:contextual-spacing="false"/>
      <style:text-properties fo:color="#000000" style:font-name="Liberation Serif" fo:font-weight="normal" officeooo:rsid="012e39e6" officeooo:paragraph-rsid="012e39e6" fo:background-color="#ffff00" style:font-weight-asian="normal" style:font-weight-complex="normal"/>
    </style:style>
    <style:style style:name="P46" style:family="paragraph" style:parent-style-name="Standard">
      <style:paragraph-properties fo:margin-top="0in" fo:margin-bottom="0in" loext:contextual-spacing="false"/>
      <style:text-properties officeooo:paragraph-rsid="012e39e6"/>
    </style:style>
    <style:style style:name="P47" style:family="paragraph" style:parent-style-name="Standard">
      <style:paragraph-properties fo:margin-top="0in" fo:margin-bottom="0in" loext:contextual-spacing="false"/>
      <style:text-properties officeooo:paragraph-rsid="012ee2ae"/>
    </style:style>
    <style:style style:name="P48" style:family="paragraph" style:parent-style-name="Standard">
      <style:paragraph-properties fo:margin-top="0in" fo:margin-bottom="0in" loext:contextual-spacing="false"/>
      <style:text-properties officeooo:paragraph-rsid="01312b64"/>
    </style:style>
    <style:style style:name="T1" style:family="text">
      <style:text-properties officeooo:rsid="0002bf68"/>
    </style:style>
    <style:style style:name="T2" style:family="text">
      <style:text-properties officeooo:rsid="0003ba84"/>
    </style:style>
    <style:style style:name="T3" style:family="text">
      <style:text-properties officeooo:rsid="000415e2"/>
    </style:style>
    <style:style style:name="T4" style:family="text">
      <style:text-properties officeooo:rsid="0009de1f"/>
    </style:style>
    <style:style style:name="T5" style:family="text">
      <style:text-properties officeooo:rsid="000bf4c4"/>
    </style:style>
    <style:style style:name="T6" style:family="text">
      <style:text-properties officeooo:rsid="000db0b9"/>
    </style:style>
    <style:style style:name="T7" style:family="text">
      <style:text-properties officeooo:rsid="0010dc7f"/>
    </style:style>
    <style:style style:name="T8" style:family="text">
      <style:text-properties officeooo:rsid="001c32ee"/>
    </style:style>
    <style:style style:name="T9" style:family="text">
      <style:text-properties officeooo:rsid="001f5016"/>
    </style:style>
    <style:style style:name="T10" style:family="text">
      <style:text-properties officeooo:rsid="002b1d47"/>
    </style:style>
    <style:style style:name="T11" style:family="text">
      <style:text-properties officeooo:rsid="002e3114"/>
    </style:style>
    <style:style style:name="T12" style:family="text">
      <style:text-properties officeooo:rsid="003f5580"/>
    </style:style>
    <style:style style:name="T13" style:family="text">
      <style:text-properties fo:font-weight="bold" style:font-weight-asian="bold" style:font-weight-complex="bold"/>
    </style:style>
    <style:style style:name="T14" style:family="text">
      <style:text-properties fo:font-weight="bold" officeooo:rsid="0002bf68" style:font-weight-asian="bold" style:font-weight-complex="bold"/>
    </style:style>
    <style:style style:name="T15" style:family="text">
      <style:text-properties fo:font-weight="bold" officeooo:rsid="001c32ee" style:font-weight-asian="bold" style:font-weight-complex="bold"/>
    </style:style>
    <style:style style:name="T16" style:family="text">
      <style:text-properties fo:font-weight="bold" officeooo:rsid="001f5016" style:font-weight-asian="bold" style:font-weight-complex="bold"/>
    </style:style>
    <style:style style:name="T17" style:family="text">
      <style:text-properties fo:font-weight="bold" officeooo:rsid="003f5580" style:font-weight-asian="bold" style:font-weight-complex="bold"/>
    </style:style>
    <style:style style:name="T18" style:family="text">
      <style:text-properties fo:font-weight="bold" officeooo:rsid="00593bdd" style:font-weight-asian="bold" style:font-weight-complex="bold"/>
    </style:style>
    <style:style style:name="T19" style:family="text">
      <style:text-properties fo:font-weight="bold" officeooo:rsid="0068ecd9" style:font-weight-asian="bold" style:font-weight-complex="bold"/>
    </style:style>
    <style:style style:name="T20" style:family="text">
      <style:text-properties fo:font-weight="bold" officeooo:rsid="007b13c4" style:font-weight-asian="bold" style:font-weight-complex="bold"/>
    </style:style>
    <style:style style:name="T21" style:family="text">
      <style:text-properties fo:font-weight="bold" officeooo:rsid="006c8e52" style:font-weight-asian="bold" style:font-weight-complex="bold"/>
    </style:style>
    <style:style style:name="T22" style:family="text">
      <style:text-properties fo:font-weight="bold" officeooo:rsid="0069d8ab" style:font-weight-asian="bold" style:font-weight-complex="bold"/>
    </style:style>
    <style:style style:name="T23" style:family="text">
      <style:text-properties fo:font-weight="bold" officeooo:rsid="00ae8f56"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4482f6" style:font-weight-asian="normal" style:font-weight-complex="normal"/>
    </style:style>
    <style:style style:name="T26" style:family="text">
      <style:text-properties fo:font-weight="normal" officeooo:rsid="00482011" style:font-weight-asian="normal" style:font-weight-complex="normal"/>
    </style:style>
    <style:style style:name="T27" style:family="text">
      <style:text-properties loext:padding="0in" loext:border="none"/>
    </style:style>
    <style:style style:name="T28" style:family="text">
      <style:text-properties officeooo:rsid="00543bfd"/>
    </style:style>
    <style:style style:name="T29" style:family="text">
      <style:text-properties officeooo:rsid="00593bdd"/>
    </style:style>
    <style:style style:name="T30" style:family="text">
      <style:text-properties officeooo:rsid="0068ecd9"/>
    </style:style>
    <style:style style:name="T31" style:family="text">
      <style:text-properties officeooo:rsid="0069d8ab"/>
    </style:style>
    <style:style style:name="T32" style:family="text">
      <style:text-properties officeooo:rsid="006c8e52"/>
    </style:style>
    <style:style style:name="T33" style:family="text">
      <style:text-properties officeooo:rsid="007b13c4"/>
    </style:style>
    <style:style style:name="T34" style:family="text">
      <style:text-properties officeooo:rsid="009602cb"/>
    </style:style>
    <style:style style:name="T35" style:family="text">
      <style:text-properties fo:font-variant="normal" fo:text-transform="none" fo:color="#4e545b" style:font-name="Inter" fo:font-size="12pt" fo:letter-spacing="normal" fo:font-style="normal" officeooo:rsid="00dffb31"/>
    </style:style>
    <style:style style:name="T36" style:family="text">
      <style:text-properties fo:font-variant="normal" fo:text-transform="none" fo:color="#4e545b" fo:font-size="12pt" fo:letter-spacing="normal" fo:font-style="normal" fo:font-weight="normal" officeooo:rsid="0097b8dd"/>
    </style:style>
    <style:style style:name="T37" style:family="text">
      <style:text-properties fo:font-variant="normal" fo:text-transform="none" fo:color="#000000" style:font-name="Liberation Serif" fo:font-size="12pt" fo:letter-spacing="normal" fo:font-style="normal" fo:font-weight="normal"/>
    </style:style>
    <style:style style:name="T38" style:family="text">
      <style:text-properties fo:font-variant="normal" fo:text-transform="none" fo:color="#000000" style:font-name="Liberation Serif" fo:font-size="12pt" fo:letter-spacing="normal" fo:font-style="normal" fo:font-weight="normal" officeooo:rsid="012e39e6" style:font-weight-asian="normal" style:font-weight-complex="normal"/>
    </style:style>
    <style:style style:name="T39" style:family="text">
      <style:text-properties fo:font-variant="normal" fo:text-transform="none" fo:color="#000000" style:font-name="Liberation Serif" fo:font-size="12pt" fo:letter-spacing="normal" fo:font-style="normal" fo:font-weight="bold" officeooo:rsid="012e39e6" style:font-weight-asian="bold" style:font-weight-complex="bold"/>
    </style:style>
    <style:style style:name="T40" style:family="text">
      <style:text-properties fo:font-variant="normal" fo:text-transform="none" fo:color="#000000" fo:font-size="12pt" fo:letter-spacing="normal" fo:font-style="normal" fo:font-weight="normal"/>
    </style:style>
    <style:style style:name="T41" style:family="text">
      <style:text-properties fo:font-variant="normal" fo:text-transform="none" fo:color="#000000" fo:font-size="12pt" fo:letter-spacing="normal" fo:font-style="normal" fo:font-weight="normal" officeooo:rsid="0097b8dd"/>
    </style:style>
    <style:style style:name="T42" style:family="text">
      <style:text-properties fo:font-variant="normal" fo:text-transform="none" fo:color="#000000" fo:font-size="12pt" fo:letter-spacing="normal" fo:font-style="normal" fo:font-weight="normal" officeooo:rsid="00a7d2a6"/>
    </style:style>
    <style:style style:name="T43" style:family="text">
      <style:text-properties fo:font-variant="normal" fo:text-transform="none" fo:color="#000000" fo:font-size="12pt" fo:letter-spacing="normal" fo:font-style="normal" fo:font-weight="normal" officeooo:rsid="01312b64" style:font-weight-asian="normal" style:font-weight-complex="normal" loext:padding="0in" loext:border="none"/>
    </style:style>
    <style:style style:name="T44" style:family="text">
      <style:text-properties fo:font-variant="normal" fo:text-transform="none" fo:color="#000000" fo:font-size="12pt" fo:letter-spacing="normal" fo:font-style="normal" fo:font-weight="normal" officeooo:rsid="0134e28c" style:font-weight-asian="normal" style:font-weight-complex="normal" loext:padding="0in" loext:border="none"/>
    </style:style>
    <style:style style:name="T45" style:family="text">
      <style:text-properties fo:font-variant="normal" fo:text-transform="none" fo:color="#000000" fo:font-size="12pt" fo:letter-spacing="normal" fo:font-style="normal" fo:font-weight="normal" officeooo:rsid="013b8824" style:font-weight-asian="normal" style:font-weight-complex="normal" loext:padding="0in" loext:border="none"/>
    </style:style>
    <style:style style:name="T46" style:family="text">
      <style:text-properties fo:font-variant="normal" fo:text-transform="none" fo:color="#000000" fo:font-size="12pt" fo:letter-spacing="normal" fo:font-style="normal" fo:font-weight="normal" officeooo:rsid="013fd6e4" style:font-weight-asian="normal" style:font-weight-complex="normal" loext:padding="0in" loext:border="none"/>
    </style:style>
    <style:style style:name="T47" style:family="text">
      <style:text-properties fo:font-variant="normal" fo:text-transform="none" fo:color="#000000" fo:font-size="12pt" fo:letter-spacing="normal" fo:font-style="normal" fo:font-weight="normal" officeooo:rsid="01312b64" fo:background-color="#ffff00" loext:char-shading-value="0" style:font-weight-asian="normal" style:font-weight-complex="normal" loext:padding="0in" loext:border="none"/>
    </style:style>
    <style:style style:name="T48" style:family="text">
      <style:text-properties fo:font-variant="normal" fo:text-transform="none" fo:color="#000000" fo:font-size="12pt" fo:letter-spacing="normal" fo:font-style="normal" fo:font-weight="normal" officeooo:rsid="01312b64" fo:background-color="#ffff00" loext:char-shading-value="0" style:font-weight-asian="normal" style:font-weight-complex="normal" loext:padding="0in" loext:border="none"/>
    </style:style>
    <style:style style:name="T49" style:family="text">
      <style:text-properties fo:font-variant="normal" fo:text-transform="none" fo:color="#000000" fo:font-size="12pt" fo:letter-spacing="normal" fo:font-style="normal" fo:font-weight="normal" officeooo:rsid="0134e28c" fo:background-color="#ffff00" loext:char-shading-value="0" style:font-weight-asian="normal" style:font-weight-complex="normal" loext:padding="0in" loext:border="none"/>
    </style:style>
    <style:style style:name="T50" style:family="text">
      <style:text-properties fo:font-variant="normal" fo:text-transform="none" fo:color="#000000" fo:font-size="12pt" fo:letter-spacing="normal" fo:font-style="normal" fo:font-weight="normal" officeooo:rsid="0134e28c" fo:background-color="#ffff00" loext:char-shading-value="0" style:font-weight-asian="normal" style:font-weight-complex="normal" loext:padding="0in" loext:border="none"/>
    </style:style>
    <style:style style:name="T51" style:family="text">
      <style:text-properties fo:font-variant="normal" fo:text-transform="none" fo:color="#000000" fo:font-size="12pt" fo:letter-spacing="normal" fo:font-style="normal" fo:font-weight="normal" officeooo:rsid="013b8824" fo:background-color="#ffff00" loext:char-shading-value="0" style:font-weight-asian="normal" style:font-weight-complex="normal" loext:padding="0in" loext:border="none"/>
    </style:style>
    <style:style style:name="T52" style:family="text">
      <style:text-properties fo:font-variant="normal" fo:text-transform="none" fo:color="#000000" fo:font-size="12pt" fo:letter-spacing="normal" fo:font-style="normal" fo:font-weight="normal" officeooo:rsid="013b8824" fo:background-color="#ffff00" loext:char-shading-value="0" style:font-weight-asian="normal" style:font-weight-complex="normal" loext:padding="0in" loext:border="none"/>
    </style:style>
    <style:style style:name="T53" style:family="text">
      <style:text-properties fo:font-variant="normal" fo:text-transform="none" fo:color="#000000" fo:font-size="12pt" fo:letter-spacing="normal" fo:font-style="normal" fo:font-weight="normal" officeooo:rsid="013fd6e4" fo:background-color="#ffff00" loext:char-shading-value="0" style:font-weight-asian="normal" style:font-weight-complex="normal" loext:padding="0in" loext:border="none"/>
    </style:style>
    <style:style style:name="T54" style:family="text">
      <style:text-properties fo:font-variant="normal" fo:text-transform="none" fo:color="#000000" fo:font-size="12pt" fo:letter-spacing="normal" fo:font-style="normal" fo:font-weight="normal" officeooo:rsid="013fd6e4" fo:background-color="#ffff00" loext:char-shading-value="0" style:font-weight-asian="normal" style:font-weight-complex="normal" loext:padding="0in" loext:border="none"/>
    </style:style>
    <style:style style:name="T55" style:family="text">
      <style:text-properties fo:font-variant="normal" fo:text-transform="none" fo:font-size="12pt" fo:letter-spacing="normal" fo:font-style="normal"/>
    </style:style>
    <style:style style:name="T56" style:family="text">
      <style:text-properties fo:font-variant="normal" fo:text-transform="none" fo:font-size="12pt" fo:letter-spacing="normal" fo:font-style="normal" fo:font-weight="normal"/>
    </style:style>
    <style:style style:name="T57" style:family="text">
      <style:text-properties fo:font-variant="normal" fo:text-transform="none" fo:font-size="12pt" fo:letter-spacing="normal" fo:font-style="normal" fo:font-weight="normal" officeooo:rsid="0097b8dd"/>
    </style:style>
    <style:style style:name="T58" style:family="text">
      <style:text-properties fo:font-variant="normal" fo:text-transform="none" fo:font-size="12pt" fo:letter-spacing="normal" fo:font-style="normal" fo:font-weight="normal" officeooo:rsid="012e39e6" style:font-weight-asian="normal" style:font-weight-complex="normal" loext:padding="0in" loext:border="none"/>
    </style:style>
    <style:style style:name="T59" style:family="text">
      <style:text-properties fo:font-variant="normal" fo:text-transform="none" fo:font-size="12pt" fo:letter-spacing="normal" fo:font-style="normal" fo:font-weight="normal" officeooo:rsid="012ee2ae" style:font-weight-asian="normal" style:font-weight-complex="normal" loext:padding="0in" loext:border="none"/>
    </style:style>
    <style:style style:name="T60" style:family="text">
      <style:text-properties fo:font-variant="normal" fo:text-transform="none" fo:font-size="12pt" fo:letter-spacing="normal" fo:font-style="normal" fo:font-weight="normal" officeooo:rsid="01312b64" style:font-weight-asian="normal" style:font-weight-complex="normal" loext:padding="0in" loext:border="none"/>
    </style:style>
    <style:style style:name="T61" style:family="text">
      <style:text-properties fo:font-variant="normal" fo:text-transform="none" fo:font-size="12pt" fo:letter-spacing="normal" fo:font-style="normal" fo:font-weight="normal" officeooo:rsid="0134e28c" style:font-weight-asian="normal" style:font-weight-complex="normal" loext:padding="0in" loext:border="none"/>
    </style:style>
    <style:style style:name="T62" style:family="text">
      <style:text-properties fo:font-variant="normal" fo:text-transform="none" fo:font-size="12pt" fo:letter-spacing="normal" fo:font-style="normal" fo:font-weight="normal" officeooo:rsid="013b8824" style:font-weight-asian="normal" style:font-weight-complex="normal" loext:padding="0in" loext:border="none"/>
    </style:style>
    <style:style style:name="T63" style:family="text">
      <style:text-properties fo:font-variant="normal" fo:text-transform="none" fo:font-size="12pt" fo:letter-spacing="normal" fo:font-style="normal" fo:font-weight="normal" officeooo:rsid="013fd6e4" style:font-weight-asian="normal" style:font-weight-complex="normal" loext:padding="0in" loext:border="none"/>
    </style:style>
    <style:style style:name="T64" style:family="text">
      <style:text-properties fo:font-variant="normal" fo:text-transform="none" fo:font-size="12pt" fo:letter-spacing="normal" fo:font-style="normal" officeooo:rsid="00cea571"/>
    </style:style>
    <style:style style:name="T65" style:family="text">
      <style:text-properties fo:font-variant="normal" fo:text-transform="none" fo:font-size="12pt" fo:letter-spacing="normal" fo:font-style="normal" officeooo:rsid="00d09466"/>
    </style:style>
    <style:style style:name="T66" style:family="text">
      <style:text-properties fo:font-variant="normal" fo:text-transform="none" fo:font-size="12pt" fo:letter-spacing="normal" fo:font-style="normal" officeooo:rsid="00dffb31"/>
    </style:style>
    <style:style style:name="T67" style:family="text">
      <style:text-properties fo:font-variant="normal" fo:text-transform="none" fo:font-size="12pt" fo:letter-spacing="normal" fo:font-style="normal" fo:font-weight="bold" style:font-weight-asian="bold" style:font-weight-complex="bold"/>
    </style:style>
    <style:style style:name="T68" style:family="text">
      <style:text-properties fo:font-variant="normal" fo:text-transform="none" fo:font-size="12pt" fo:letter-spacing="normal" fo:font-style="normal" fo:font-weight="bold" officeooo:rsid="00dffb31" style:font-weight-asian="bold" style:font-weight-complex="bold"/>
    </style:style>
    <style:style style:name="T69" style:family="text">
      <style:text-properties fo:font-variant="normal" fo:text-transform="none" fo:font-size="12pt" fo:letter-spacing="normal" fo:font-style="normal" fo:font-weight="bold" officeooo:rsid="010adb5b" style:font-weight-asian="bold" style:font-weight-complex="bold"/>
    </style:style>
    <style:style style:name="T70" style:family="text">
      <style:text-properties fo:font-variant="normal" fo:text-transform="none" fo:font-size="12pt" fo:letter-spacing="normal" fo:font-style="normal" fo:font-weight="bold" officeooo:rsid="0115f27a" style:font-weight-asian="bold" style:font-weight-complex="bold"/>
    </style:style>
    <style:style style:name="T71" style:family="text">
      <style:text-properties fo:font-variant="normal" fo:text-transform="none" fo:font-size="12pt" fo:letter-spacing="normal" fo:font-style="normal" fo:font-weight="bold" style:font-weight-asian="bold" style:font-weight-complex="bold" loext:padding="0in" loext:border="none"/>
    </style:style>
    <style:style style:name="T72" style:family="text">
      <style:text-properties fo:font-variant="normal" fo:text-transform="none" fo:font-size="12pt" fo:letter-spacing="normal" fo:font-style="normal" fo:font-weight="bold" officeooo:rsid="012e39e6" style:font-weight-asian="bold" style:font-weight-complex="bold" loext:padding="0in" loext:border="none"/>
    </style:style>
    <style:style style:name="T73" style:family="text">
      <style:text-properties fo:font-variant="normal" fo:text-transform="none" fo:font-size="12pt" fo:letter-spacing="normal" fo:font-style="normal" officeooo:rsid="00e68e76"/>
    </style:style>
    <style:style style:name="T74" style:family="text">
      <style:text-properties fo:font-variant="normal" fo:text-transform="none" fo:font-size="12pt" fo:letter-spacing="normal" fo:font-style="normal" officeooo:rsid="00f64d7e"/>
    </style:style>
    <style:style style:name="T75" style:family="text">
      <style:text-properties fo:font-variant="normal" fo:text-transform="none" fo:font-size="12pt" fo:letter-spacing="normal" fo:font-style="normal" officeooo:rsid="010adb5b"/>
    </style:style>
    <style:style style:name="T76" style:family="text">
      <style:text-properties fo:font-variant="normal" fo:text-transform="none" fo:font-size="12pt" fo:letter-spacing="normal" fo:font-style="normal" officeooo:rsid="0115f27a"/>
    </style:style>
    <style:style style:name="T77" style:family="text">
      <style:text-properties fo:font-variant="normal" fo:text-transform="none" fo:font-size="12pt" fo:letter-spacing="normal" fo:font-style="normal" officeooo:rsid="012e39e6"/>
    </style:style>
    <style:style style:name="T78" style:family="text">
      <style:text-properties style:font-name="Liberation Serif"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is Stream</text:p>
      <text:p text:style-name="P3">- Concept: là <text:span text:style-name="T13">cấu trúc dữ liệu lưu trữ </text:span>trong <text:span text:style-name="T13">bộ nhớ</text:span> <text:span text:style-name="T2">(RAM, DISK...)</text:span></text:p>
      <text:p text:style-name="P4"><text:span text:style-name="T1">+ Là </text:span><text:span text:style-name="T14">open-source</text:span><text:span text:style-name="T1"> được viết bằng </text:span><text:span text:style-name="T14">C</text:span><text:span text:style-name="T1"> </text:span><text:span text:style-name="T3">=&gt; Tốc độ xử lý (Đọc , Ghi) nhanh</text:span></text:p>
      <text:p text:style-name="P5">+ Sử dụng cho: Big Database, Streaming, Message Broken, real time app…</text:p>
      <text:p text:style-name="P5">- Redis Stream:</text:p>
      <text:p text:style-name="P5">+ Là cấu trúc dữ liệu <text:span text:style-name="T13">nạp chồng luồng dữ liệu</text:span></text:p>
      <text:p text:style-name="P6">+ Đồng bộ events thời gian thực:</text:p>
      <text:p text:style-name="P6">- Event Sourcing (user action….)</text:p>
      <text:p text:style-name="P6">- Sensor monitoring (Hệ thống theo dõi cảm biến): Thu thập dữ liệu từ các thiêt bị</text:p>
      <text:p text:style-name="P6">- Notifications</text:p>
      <text:p text:style-name="P7">+ Main concept: </text:p>
      <text:p text:style-name="P7">- Redis là các <text:span text:style-name="T13">entry</text:span> với IDs auto generate from <text:span text:style-name="T13">redis server.</text:span></text:p>
      <text:p text:style-name="P7">- ID <text:span text:style-name="T4">=&gt; timestamp – count</text:span></text:p>
      <text:p text:style-name="P7">- Command: XADD, XREAD, XREADGROUP, XRANGE.</text:p>
      <text:p text:style-name="P7">** Tìm hiểu XADD, XREAD, XREADGROUP, XRANGE</text:p>
      <text:p text:style-name="P7">- XADD: Thêm <text:span text:style-name="T5">1 entry mới vào 1 Stream chỉ định</text:span></text:p>
      <text:p text:style-name="P8">*** Performence: </text:p>
      <text:p text:style-name="P8"><text:span text:style-name="T7">+ </text:span>Time insert <text:span text:style-name="T7">= O(1)</text:span></text:p>
      <text:p text:style-name="P10">+ Time get = O(n) (n = length of ID).</text:p>
      <text:p text:style-name="P11">+ Algo: <text:span text:style-name="T13">Redis Tree</text:span></text:p>
      <text:p text:style-name="P7">- XREAD: Đọc <text:span text:style-name="T5">1/nhiều entries, thực hiện query với một số options (E.g: Bắt đầu read từ ID nào, hoặc xử dụng BLOCK để tối ưu việc xử lý của các consumer, với thời gian timeout (khi k thấy phan hồi từ server))</text:span></text:p>
      <text:p text:style-name="P9">- XRANGE:: Trả về range entries trong <text:span text:style-name="T6">1 khoảng Ids(Start) =&gt; Id(End)</text:span></text:p>
      <text:p text:style-name="P9">- XLEN: <text:span text:style-name="T6">=&gt; number entries trong Stream</text:span></text:p>
      <text:p text:style-name="P9">**** Deep understand about redis stream:</text:p>
      <text:p text:style-name="P12">1) Thêm entry to stream</text:p>
      <text:p text:style-name="P9">- Stream: Mô hình cấu trúc dữ liệu chỉ <text:span text:style-name="T13">nạp chồng </text:span><text:span text:style-name="T8">(tuần tự), sử dụng CMD: </text:span><text:span text:style-name="T15">XADD</text:span></text:p>
      <text:p text:style-name="P9">- Entry IDS: <text:span text:style-name="T9">&lt;</text:span><text:span text:style-name="T16">miliseconds</text:span><text:span text:style-name="T9">&gt;-&lt;</text:span><text:span text:style-name="T16">sequenceNumber</text:span><text:span text:style-name="T9">&gt;</text:span></text:p>
      <text:p text:style-name="P13">+ miliseconds: là local-time được lấy từ redis server.</text:p>
      <text:p text:style-name="P14">+ sequenceNumber: Được sử dụng khi <text:s/><text:span text:style-name="T9">miliseconds bị trùng lặp do entry đồng thời được tạo, nó sẽ được xử lý tự động tăng dần…. giải quyết được vấn đề trùng lặp ID.</text:span></text:p>
      <text:p text:style-name="P15">+ Một ý tưởng lưu trữ ID hay để sử dụng cho việc query by IDs. <text:span text:style-name="T10">(=&gt; sẽ Query theo range time được lưu trữ trong entry ID)</text:span></text:p>
      <text:p text:style-name="P12">2) Get entries từ stream</text:p>
      <text:p text:style-name="P16">- Các mesages của <text:span text:style-name="T12">1 stream có thể được phân bổ tới nhiều </text:span><text:span text:style-name="T17">consumer</text:span></text:p>
      <text:p text:style-name="P16">- Các consumer được chia thành nhiều <text:span text:style-name="T13">Group </text:span><text:span text:style-name="T24">để xử lý cùng </text:span><text:span text:style-name="T25">1 tác vụ (vd: đọc message, delete, hoặc các bissiness chuyên biệt)</text:span></text:p>
      <text:p text:style-name="P16"><text:span text:style-name="T25">- </text:span><text:span text:style-name="T26">Các mesage sẽ được chia ra xử lý bởi các consumer, mỗi consumer sẽ xử lý các mesage khác nhau.</text:span></text:p>
      <text:p text:style-name="P17"><text:span text:style-name="T11">- </text:span><text:bookmark text:name="querying-by-range-xrange-and-xrevrange"/>XRANGE and XREVRANGE</text:p>
      <text:p text:style-name="P18">+ <text:s/>XRANGE: Get mesage trong start(ID) và end(ID)</text:p>
      <text:p text:style-name="P19"><text:span text:style-name="T28">E.g: </text:span><text:span text:style-name="Source_20_Text"><text:span text:style-name="T27">XRANGE mystream - +</text:span></text:span></text:p>
      <text:p text:style-name="P18">*** <text:span text:style-name="T13">- </text:span><text:span text:style-name="T29">=&gt; từ ID nhỏ nhất to </text:span><text:span text:style-name="T18">+</text:span><text:span text:style-name="T29"> <text:s/>tới ID lớn nhất</text:span></text:p>
      <text:p text:style-name="P20">+ Có thế thay thế [-, +] bằng các [ID_min, ID_max] tương ứng</text:p>
      <text:p text:style-name="P21">+ IDs dùng dderr query range có thể bỏ qua sequence_number =&gt; default sẽ sử dụng min=0, and max-sequence-number</text:p>
      <text:p text:style-name="P22">+ CMD cho phép ta GET số lượng bản ghi (options) =&gt; giảm tải response được trả về</text:p>
      <text:p text:style-name="P22">+ XREVRANGE là đảo ngược của <text:s/><text:span text:style-name="T28">XRANGE</text:span></text:p>
      <text:p text:style-name="P17"><text:span text:style-name="T11">- </text:span><text:bookmark text:name="listening-for-new-items-with-xread"/><text:span text:style-name="T13">Listening for new items with XREAD: </text:span><text:span text:style-name="T23">Đọc entries từ nhiều stream khác nhau.</text:span></text:p>
      <text:p text:style-name="P23">+ Có 3 cách xử lý:</text:p>
      <text:p text:style-name="P23"><text:soft-page-break/>- <text:span text:style-name="T30">&lt;</text:span><text:span text:style-name="T19">Sử dung XREAD stream thông thường</text:span><text:span text:style-name="T30">&gt;</text:span>1 stream sử dụng nhiều client (consumers) đợi data từ redis server . Với entry mới sẽ được quan sát bởi mọi consumer</text:p>
      <text:p text:style-name="P23">- <text:span text:style-name="T31">&lt;</text:span><text:span text:style-name="T22">Sử dụng XREAD stream với BLOCK options</text:span><text:span text:style-name="T31">&gt;: Các consumer sẽ chia nhau ra để xử lý các entry khác nhau.</text:span></text:p>
      <text:p text:style-name="P23">- <text:span text:style-name="T32">&lt;</text:span><text:span text:style-name="T21">Sử dụng consumer group</text:span><text:span text:style-name="T32">&gt;: Chia các consumer thành các group consumer điều này mang lại cho ta nhiều function mà blocking list or Pub/Sub không thể thực hiện:</text:span></text:p>
      <text:p text:style-name="P24">+ ack những entry đã được xử lý: Điều này sẽ giúp cho các consumer khác trong group nhận biết rằng entry này đã được xử lý ở 1 flow nào đó trong stream, có thể dùng cho việc đánh dấu và get những entry no-ack để các consumer xử lý tiếp.</text:p>
      <text:p text:style-name="P25">+ Có thể get/theo dõi các pending items</text:p>
      <text:p text:style-name="P26">+ Claim những entry item no-ack <text:span text:style-name="T33">(Chưa được xử lý): </text:span><text:span text:style-name="T20">Xử dụng XClaim command</text:span></text:p>
      <text:p text:style-name="P1">+ Có thể truy xuất các lịch sử xử lý của từng <text:span text:style-name="T13">Client</text:span></text:p>
      <text:p text:style-name="P27"><text:span text:style-name="T13">*** Finally: XREAD </text:span><text:span text:style-name="T24">cung </text:span><text:span text:style-name="T78">cấp</text:span><text:span text:style-name="T24"> cho client khả năng lắng nghe new message tồn tại trong Stream</text:span></text:p>
      <text:p text:style-name="P28">- 2 options tương ứng:</text:p>
      <text:p text:style-name="P29"><text:span text:style-name="T34">+ </text:span><text:span text:style-name="T37">non-blocking: Sẽ chỉ đọc và trả ra các entry theo options</text:span></text:p>
      <text:p text:style-name="P30"><text:span text:style-name="T40">+ bloking: Sẽ alway</text:span><text:span text:style-name="T42">s</text:span><text:span text:style-name="T40"> run cmd to listen for new message </text:span><text:span text:style-name="T41">(Real time).</text:span></text:p>
      <text:p text:style-name="P31"><text:span text:style-name="T57">+</text:span><text:span text:style-name="T56">+ Sử dụng ID = $ để mặc định server sẽ lấy max_id entry, có thể chỉ định một valid_ID</text:span></text:p>
      <text:p text:style-name="P33"><text:span text:style-name="T55">3) Consumer Group</text:span></text:p>
      <text:p text:style-name="P34"><text:span text:style-name="T55">- Ý tưởng: Chúng ta không muốn những mesages từ cùng một Stream, cùng đồng thời được gửi tới các consumer để xử lý, giải pháp chúng ta sẽ sử dụng nhiều group consumer để xử lý trên nhiều mssage khác nhau, mỗi group consumer sẽ sử lý những mesage khác nhau </text:span><text:span text:style-name="T64">=&gt; tăng hiệu suất xử lý công việc &amp; Tránh việc nhiều consumer cùng sử lý </text:span><text:span text:style-name="T65">1 message.</text:span></text:p>
      <text:p text:style-name="P35"><text:span text:style-name="T65">- Consumer group xử lý:</text:span></text:p>
      <text:p text:style-name="P36"><text:span text:style-name="T65">+ Mỗi consumer sẽ đảm bảo xử lý mesage khác nhau</text:span></text:p>
      <text:p text:style-name="P37"><text:span text:style-name="T65">+ Những consumer trong một consumer group sẽ được định danh bằng </text:span><text:span text:style-name="T55">1 unique_id, vì thế khi disconnect thì các trạng thái xử lý mesage trên consumer đó vẫn được giữ nguyên, và client có thể claim lại để consumer đó tiếp tục xử lý khi có connect trở lại.</text:span></text:p>
      <text:p text:style-name="P38"><text:span text:style-name="T55">+ Mỗi consumer group sẽ có </text:span><text:span text:style-name="T66">1 consumer (</text:span><text:span text:style-name="T68">first ID never consumed</text:span><text:span text:style-name="T66">) =&gt; Định danh (</text:span><text:span text:style-name="T68">ID_CONSUMER_SPECIAL</text:span><text:span text:style-name="T66">) dùng để lưu trữ các mesage đang chờ được xử lý (tức chưa được xử lý) và khi có request mesage từ một consumer nào đó thì </text:span><text:span text:style-name="T35"><text:s/></text:span><text:span text:style-name="T68">ID_CONSUMER_SPECIAL , sẽ đẩy mesage cho consumer request.</text:span></text:p>
      <text:p text:style-name="P40"><text:span text:style-name="T66">+ Consumer group use ack command to loại bỏ các mesage đã được xử lý ra khỏi hàng đợi cần xử lý.</text:span></text:p>
      <text:p text:style-name="P41"><text:span text:style-name="T66">+ Một consumer group sẽ theo dõi những message đang pending </text:span><text:span text:style-name="T55">(Là những mesage đang được xử lý bởi các consumer nhưng chưa đc ack</text:span><text:span text:style-name="T73">). Khi truy cập vào lịch sử mesage của stream, mỗi consumer sẽ chỉ theo dõi những message mà đã được chuyển cho nó xử lý.</text:span></text:p>
      <text:p text:style-name="P42"><text:span text:style-name="T73">=</text:span><text:span text:style-name="T55">&gt; Có thể log consumer để biết trạng thái các mesage (</text:span><text:span text:style-name="T67">TRACKING STATUS</text:span><text:span text:style-name="T55">).</text:span></text:p>
      <text:p text:style-name="P43"><text:span text:style-name="T55">**** </text:span><text:span text:style-name="T67">XREAD vs XREADGROUP</text:span><text:span text:style-name="T55">: Chỉ sử dụng các consumer để đọc mesage, XREADGROUP sẽ sử dụng các nhiều các consumer groups khác nhau để đọc từng phần message </text:span><text:span text:style-name="T74">(sub message)</text:span><text:span text:style-name="T55">.</text:span></text:p>
      <text:p text:style-name="P39"><text:span text:style-name="T68">**** Một số command hay dùng: </text:span></text:p>
      <text:p text:style-name="P39"><text:span text:style-name="T68">– XGROUP: </text:span><text:span text:style-name="T66">Dùng để quản lý các consumer group </text:span><text:span text:style-name="T75">(CREATE, DESTROY GROUP).</text:span></text:p>
      <text:p text:style-name="P39"><text:span text:style-name="T75">– </text:span><text:span text:style-name="T69">XREADGROUP</text:span><text:span text:style-name="T75">: <text:tab/>Dùng để đọc các mesage từ một stream thông qua các consumer group.</text:span></text:p>
      <text:p text:style-name="P39"><text:span text:style-name="T75">- </text:span><text:span text:style-name="T69">XACK: </text:span><text:span text:style-name="T75">Cho phép consumer đánh dấu </text:span><text:span text:style-name="T76">1 message pending thành 1 message đã được xử lý.</text:span></text:p>
      <text:p text:style-name="P44"><text:span text:style-name="T70">4</text:span><text:span text:style-name="T67">) Tạo một consumer group:</text:span></text:p>
      <text:p text:style-name="P44"><text:span text:style-name="T55">- Sử qua cmd để tạo </text:span><text:span text:style-name="T77">1 consumer group trên server:</text:span></text:p>
      <text:p text:style-name="P46"><text:span text:style-name="T38">CMD: </text:span><text:span text:style-name="T39">XGROUP </text:span><text:span text:style-name="Source_20_Text"><text:span text:style-name="T71">CREATE mystream mygroup $ </text:span></text:span><text:span text:style-name="Source_20_Text"><text:span text:style-name="T72">(IDS)</text:span></text:span></text:p>
      <text:p text:style-name="P46"><text:span text:style-name="Source_20_Text"><text:span text:style-name="T58">+ Ý tưởng khi chúng ta tạo 1 consumer group để truy cập vào 1 stream để nhận các mesage thời gian thực, sẽ cần có 1 ID để server biết chúng ta cần truy cập m<text:tab/>essage ở cấp độ nào.</text:span></text:span></text:p>
      <text:p text:style-name="P46"><text:span text:style-name="Source_20_Text"><text:span text:style-name="T58">++ Với id ở trên đang là $ thì có nghĩa là chúng ta đang chỉ muốn consum vào các new message</text:span></text:span></text:p>
      <text:p text:style-name="P46"><text:span text:style-name="Source_20_Text"><text:span text:style-name="T58"/></text:span></text:p>
      <text:p text:style-name="P47"><text:soft-page-break/><text:span text:style-name="Source_20_Text"><text:span text:style-name="T59">++ Còn tùy vào việc ta chỉ định message_id thì việc consume cũng sẽ khác, nó có thể consumer vào history của stream để đọc cả các mesage peding, hoặc đang còn trong history của stream…</text:span></text:span></text:p>
      <text:p text:style-name="P48"><text:span text:style-name="Source_20_Text"><text:span text:style-name="T60">+ Cũng có thể tạo stream khi tạo mới một group nếu stream chỉ định chưa tồn tại</text:span></text:span></text:p>
      <text:p text:style-name="P48"><text:span text:style-name="Source_20_Text"><text:span text:style-name="T60"/></text:span></text:p>
      <text:p text:style-name="P48"><text:span text:style-name="Source_20_Text"><text:span text:style-name="T60"/></text:span></text:p>
      <text:p text:style-name="P48"><text:span text:style-name="Source_20_Text"><text:span text:style-name="T48">****</text:span></text:span><text:span text:style-name="Source_20_Text"><text:span text:style-name="T50">Note: Về việc xử lý các entry pending trong Stream</text:span></text:span></text:p>
      <text:p text:style-name="P48"><text:span text:style-name="Source_20_Text"><text:span text:style-name="T50">- Các entry có thể được xử lý bởi nhiều group</text:span></text:span></text:p>
      <text:p text:style-name="P48"><text:span text:style-name="Source_20_Text"><text:span text:style-name="T50">- Tức </text:span></text:span><text:span text:style-name="Source_20_Text"><text:span text:style-name="T52">1 entry có thể nằm trong nhiều gourp tùy thuộc vào design của engineer.</text:span></text:span></text:p>
      <text:p text:style-name="P48"><text:span text:style-name="Source_20_Text"><text:span text:style-name="T52">- Nhưng với group consumer thì </text:span></text:span><text:span text:style-name="Source_20_Text"><text:span text:style-name="T54">1 consumer sẽ chỉ xử lý những entry chưa được delived cho bất kỳ consumer nào.</text:span></text:span></text:p>
      <text:p text:style-name="P45"><text:span text:style-name="T55"/></text:p>
      <text:p text:style-name="P44"><text:span text:style-name="T67"/></text:p>
      <text:p text:style-name="P34"><text:span text:style-name="T65"><text:s/></text:span></text:p>
      <text:p text:style-name="P34"><text:span text:style-name="T65"/></text:p>
      <text:p text:style-name="P33"><text:span text:style-name="T55"/></text:p>
      <text:p text:style-name="P32"><text:span text:style-name="T56"/></text:p>
      <text:p text:style-name="P31"><text:span text:style-name="T56"/></text:p>
      <text:p text:style-name="P30"><text:span text:style-name="T36"/></text:p>
      <text:p text:style-name="P9"/>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Inter" svg:font-family="Inter, ui-sans-serif, system-ui, apple-system, BlinkMacSystemFont, 'segoe ui', Roboto, 'helvetica neue', Arial, 'noto sans', sans-serif, 'apple color emoji', 'segoe ui emoji', 'segoe ui symbol', 'noto color emoji'"/>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7-03T14:39:20.871966827</meta:creation-date>
    <dc:date>2023-07-04T18:39:46.751343415</dc:date>
    <meta:editing-duration>PT8H47M21S</meta:editing-duration>
    <meta:editing-cycles>131</meta:editing-cycles>
    <meta:generator>LibreOffice/6.4.7.2$Linux_X86_64 LibreOffice_project/40$Build-2</meta:generator>
    <meta:document-statistic meta:table-count="0" meta:image-count="0" meta:object-count="0" meta:page-count="3" meta:paragraph-count="82" meta:word-count="1275" meta:character-count="6298" meta:non-whitespace-character-count="5091"/>
  </office:meta>
</office:document-meta>
</file>